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74b" officeooo:paragraph-rsid="001c574b"/>
    </style:style>
    <style:style style:name="P2" style:family="paragraph" style:parent-style-name="Standard">
      <style:text-properties officeooo:rsid="001c574b" officeooo:paragraph-rsid="001d3914"/>
    </style:style>
    <style:style style:name="P3" style:family="paragraph" style:parent-style-name="Standard">
      <style:text-properties officeooo:rsid="001d3914" officeooo:paragraph-rsid="001d3914"/>
    </style:style>
    <style:style style:name="P4" style:family="paragraph" style:parent-style-name="Standard">
      <style:text-properties officeooo:paragraph-rsid="001d3914"/>
    </style:style>
    <style:style style:name="P5" style:family="paragraph" style:parent-style-name="Standard">
      <style:text-properties officeooo:rsid="0021013f" officeooo:paragraph-rsid="0021013f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013f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6273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1013f" officeooo:paragraph-rsid="0021013f"/>
    </style:style>
    <style:style style:name="T1" style:family="text">
      <style:text-properties officeooo:rsid="001c574b"/>
    </style:style>
    <style:style style:name="T2" style:family="text">
      <style:text-properties officeooo:rsid="001d3914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3f7f5f" style:font-name="Monospace" fo:font-size="10pt" officeooo:rsid="0021013f" style:font-size-asian="10pt"/>
    </style:style>
    <style:style style:name="T5" style:family="text">
      <style:text-properties fo:color="#3f7f5f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size="10pt" fo:font-weight="bold" officeooo:rsid="0021013f" style:font-size-asian="10pt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21013f" style:font-size-asian="10pt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fo:font-weight="bold" officeooo:rsid="001c574b" style:font-size-asian="10pt" style:font-weight-asian="bold"/>
    </style:style>
    <style:style style:name="T12" style:family="text">
      <style:text-properties fo:color="#000000" style:font-name="Monospace" fo:font-size="10pt" fo:font-weight="bold" officeooo:rsid="0021013f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</text:p>
      <text:p text:style-name="P1">Name : Omar Ahmed Mohamed Kassem</text:p>
      <text:p text:style-name="P1">ID : 43</text:p>
      <text:p text:style-name="P1"/>
      <text:p text:style-name="P1">(1) How the code is organized:</text:p>
      <text:p text:style-name="P2"><text:tab/><text:span text:style-name="T2">The Main File is (main.c) in which the program :</text:span></text:p>
      <text:p text:style-name="P2"><text:span text:style-name="T2">1) take the command then change all the variables and HOME sign.</text:span></text:p>
      <text:p text:style-name="P2"><text:span text:style-name="T2">2) <text:s/>create the argument list.</text:span></text:p>
      <text:p text:style-name="P3">3) save the command in history file.</text:p>
      <text:p text:style-name="P2"><text:span text:style-name="T2">4) check which type of commands:</text:span></text:p>
      <text:p text:style-name="P2"><text:span text:style-name="T2"><text:tab/>a)echo or expression in this type it will use the implemented methods .</text:span></text:p>
      <text:p text:style-name="P2"><text:span text:style-name="T2"><text:tab/>b)comment will do nothing.</text:span></text:p>
      <text:p text:style-name="P2"><text:span text:style-name="T2"><text:tab/>c) normal program will check whether the path of the command is given or not e.g. (/bin/ls</text:span></text:p>
      <text:p text:style-name="P2"><text:s/><text:tab/><text:span text:style-name="T2">or ls only) in the first case the program will create the child and then execute the program, in the <text:tab/>other case it will use the PATH environment variable to execute the program.</text:span></text:p>
      <text:p text:style-name="P2"><text:tab/><text:span text:style-name="T2">d)exit or ctrl+D which will terminate the shell.</text:span></text:p>
      <text:p text:style-name="P3">5) check the signal from child to write in the log file the child status.</text:p>
      <text:p text:style-name="P4"><text:span text:style-name="T1">(2)The Main Functions:</text:span></text:p>
      <text:p text:style-name="P5">Main.c</text:p>
      <text:p text:style-name="P6"><text:span text:style-name="T3"><text:s/>Execute the command:</text:span><text:span text:style-name="T10">execute</text:span></text:p>
      <text:p text:style-name="P7"><text:span text:style-name="T3"><text:s/>create the child process:</text:span><text:span text:style-name="T10">child_process</text:span></text:p>
      <text:p text:style-name="P6"><text:span text:style-name="T3"><text:s/>replacing variables and ~ with their proper values:</text:span><text:span text:style-name="T10">replace_delimiter</text:span></text:p>
      <text:p text:style-name="P6"><text:span text:style-name="T3"><text:s/>decide which command will be executed:</text:span><text:span text:style-name="T11">start_execute</text:span></text:p>
      <text:p text:style-name="P9"><text:span text:style-name="T11">C</text:span><text:span text:style-name="T10">ommand_parser.c</text:span></text:p>
      <text:p text:style-name="P9"/>
      <text:p text:style-name="P6"><text:span text:style-name="T3"><text:s/></text:span><text:span text:style-name="T4">T</text:span><text:span text:style-name="T3">akes a pointer to a string and return the first token in this string</text:span></text:p>
      <text:p text:style-name="P6"><text:span text:style-name="T3"><text:s/>and makes the pointer points on the first element after this token:</text:span><text:span text:style-name="T10">string_token</text:span></text:p>
      <text:p text:style-name="P6"/>
      <text:p text:style-name="P8"><text:span text:style-name="T3"><text:s/>it change the given command into array of string to create the argument list:</text:span><text:span text:style-name="T12">split_command</text:span></text:p>
      <text:p text:style-name="P3">(3)How to compile:</text:p>
      <text:p text:style-name="P3"><text:tab/>Simply after changing the directory to project directory , you will type in terminal (make) then after compiling type (./Shell) and if batch mode required you can type the path of the batch file and the program will execute all commands and return to shell m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3:03:51.158227561</meta:creation-date>
    <dc:date>2017-10-12T03:34:48.502566989</dc:date>
    <meta:editing-duration>PT6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62" meta:character-count="1530" meta:non-whitespace-character-count="1278"/>
  </office:meta>
</office:document-meta>
</file>